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at Control </text:p>
      <text:p text:style-name="Standard"/>
      <text:p text:style-name="Standard"/>
      <text:p text:style-name="Standard">@ Hot Tub – 2 A; 1Di; 1Do</text:p>
      <text:p text:style-name="Standard"/>
      <text:p text:style-name="Standard">Water Temperature</text:p>
      <text:p text:style-name="Standard">Air Temperature</text:p>
      <text:p text:style-name="Standard">Controller Demand – 220V</text:p>
      <text:p text:style-name="Standard">Control:</text:p>
      <text:p text:style-name="Standard"><text:tab/>Low-speed primary pump = </text:p>
      <text:p text:style-name="Standard"><text:tab/><text:tab/>Demand AND</text:p>
      <text:p text:style-name="Standard"><text:tab/><text:tab/><text:tab/>High Speed</text:p>
      <text:p text:style-name="Standard">hiTempBoiler = (InUse | heatTime) &amp; TubDemand | (heatTime &amp; poolDemand)</text:p>
      <text:p text:style-name="Standard">heatTub = (TubDemand &amp; hiTempBoiler)</text:p>
      <text:p text:style-name="Standard">InUse = high-speed | UseDelay</text:p>
      <text:p text:style-name="Standard">Low-speed pump = <text:s/>(InUse | heatTub) &amp; low-speed </text:p>
      <text:p text:style-name="Standard"><text:tab/><text:tab/></text:p>
      <text:p text:style-name="Standard"/>
      <text:p text:style-name="Standard">@ Pool – 2A; 5Di; 7Do – 2 boards</text:p>
      <text:p text:style-name="Standard"/>
      <text:p text:style-name="Standard">Pool Temperature</text:p>
      <text:p text:style-name="Standard">Relative Humidity</text:p>
      <text:p text:style-name="Standard">Garage Demand</text:p>
      <text:p text:style-name="Standard">Storage Demand</text:p>
      <text:p text:style-name="Standard">Connector Demand</text:p>
      <text:p text:style-name="Standard">Modine Demand</text:p>
      <text:p text:style-name="Standard">Pool Floor Demand</text:p>
      <text:p text:style-name="Standard">Control:</text:p>
      <text:p text:style-name="Standard"><text:tab/>Pool filter circulator</text:p>
      <text:p text:style-name="Standard"><text:tab/>Pool heat circulator</text:p>
      <text:p text:style-name="Standard"><text:tab/>Hot Tub circulator/zone valve</text:p>
      <text:p text:style-name="Standard"><text:tab/>Garage circulator</text:p>
      <text:p text:style-name="Standard"><text:tab/>Storage Circulator</text:p>
      <text:p text:style-name="Standard"><text:tab/>Connector Circulator</text:p>
      <text:p text:style-name="Standard"><text:tab/>Pool Floor Circulator</text:p>
      <text:p text:style-name="Standard"/>
      <text:p text:style-name="Standard">@ Bunker – 2A; 4Di; 1Do</text:p>
      <text:p text:style-name="Standard"/>
      <text:p text:style-name="Standard">Boiler Temp </text:p>
      <text:p text:style-name="Standard">DHW Temp </text:p>
      <text:p text:style-name="Standard">Floor Demand</text:p>
      <text:p text:style-name="Standard">Basement Demand</text:p>
      <text:p text:style-name="Standard">Stair Demand</text:p>
      <text:p text:style-name="Standard">DHW Demand</text:p>
      <text:p text:style-name="Standard">Control:</text:p>
      <text:p text:style-name="Standard"><text:tab/>DHW Demand</text:p>
      <text:p text:style-name="Standard"/>
      <text:p text:style-name="Standard">MOSFET Solid State Switch 60VAC @ 500ma w/7.5ma in <text:s/>21K5341 <text:s/>$2.34/ea</text:p>
      <text:p text:style-name="Standard">Opto Isolator 6 ma in; 5.5V logic; 75R5819; $2.54/ea</text:p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bf </meta:initial-creator>
    <meta:creation-date>2012-02-04T14:42:40</meta:creation-date>
    <dc:date>2012-03-25T22:05:31</dc:date>
    <dc:creator>gbf </dc:creator>
    <meta:editing-duration>P9DT20H6M9S</meta:editing-duration>
    <meta:editing-cycles>4</meta:editing-cycles>
    <meta:generator>LibreOffice/3.3$Linux LibreOffice_project/330m19$Build-401</meta:generator>
    <meta:document-statistic meta:table-count="0" meta:image-count="0" meta:object-count="0" meta:page-count="2" meta:paragraph-count="41" meta:word-count="141" meta:character-count="872"/>
  </office:meta>
</office:document-meta>
</file>